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default-cell-style-name="ce6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BEM-Modell</text:p>
          </table:table-cell>
          <table:table-cell table:style-name="ce4" office:value-type="string">
            <text:p>Abdomen</text:p>
          </table:table-cell>
          <table:table-cell table:style-name="ce4" office:value-type="string">
            <text:p>Vernix</text:p>
          </table:table-cell>
          <table:table-cell table:style-name="ce7" office:value-type="string">
            <text:p>Fetus/Kopf</text:p>
          </table:table-cell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12mm</text:p>
          </table:table-cell>
          <table:table-cell table:style-name="ce5" office:value-type="string">
            <text:p>3mm</text:p>
          </table:table-cell>
          <table:table-cell table:style-name="ce8" office:value-type="string">
            <text:p>3mm Fetusmodell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2mm</text:p>
          </table:table-cell>
          <table:table-cell office:value-type="string">
            <text:p>3mm, Vernixdicke = 3mm</text:p>
          </table:table-cell>
          <table:table-cell office:value-type="string">
            <text:p>3mm Fetusmodell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12mm</text:p>
          </table:table-cell>
          <table:table-cell table:style-name="ce5" office:value-type="string">
            <text:p>3mm, Vernixdicke = 2mm</text:p>
          </table:table-cell>
          <table:table-cell table:style-name="ce8" office:value-type="string">
            <text:p>3mm Fetusmodell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16mm</text:p>
          </table:table-cell>
          <table:table-cell office:value-type="string">
            <text:p>5mm</text:p>
          </table:table-cell>
          <table:table-cell office:value-type="string">
            <text:p>5mm Fetusmodell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20mm</text:p>
          </table:table-cell>
          <table:table-cell office:value-type="string">
            <text:p>7mm</text:p>
          </table:table-cell>
          <table:table-cell office:value-type="string">
            <text:p>7mm Fetusmodell</text:p>
          </table:table-cell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20mm</text:p>
          </table:table-cell>
          <table:table-cell table:style-name="ce5" office:value-type="string">
            <text:p>9mm</text:p>
          </table:table-cell>
          <table:table-cell table:style-name="ce8" office:value-type="string">
            <text:p>9mm Fetusmodell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2mm</text:p>
          </table:table-cell>
          <table:table-cell office:value-type="string">
            <text:p>3mm</text:p>
          </table:table-cell>
          <table:table-cell office:value-type="string">
            <text:p>3mm Kopfmodell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6mm</text:p>
          </table:table-cell>
          <table:table-cell office:value-type="string">
            <text:p>5mm</text:p>
          </table:table-cell>
          <table:table-cell office:value-type="string">
            <text:p>5mm Kopfmodell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0mm</text:p>
          </table:table-cell>
          <table:table-cell office:value-type="string">
            <text:p>7mm</text:p>
          </table:table-cell>
          <table:table-cell office:value-type="string">
            <text:p>7mm Kopfmodell</text:p>
          </table:table-cell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20mm</text:p>
          </table:table-cell>
          <table:table-cell table:style-name="ce5" office:value-type="string">
            <text:p>9mm</text:p>
          </table:table-cell>
          <table:table-cell table:style-name="ce8" office:value-type="string">
            <text:p>9mm Kopfmodell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16.08.2010</text:date>, <text:time>18:48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rmann Sonntag</meta:initial-creator>
    <meta:creation-date>2010-08-13T15:02:15.26</meta:creation-date>
    <dc:date>2010-08-16T18:48:26.26</dc:date>
    <dc:creator>Hermann Sonntag</dc:creator>
    <meta:editing-duration>PT03H49M08S</meta:editing-duration>
    <meta:editing-cycles>3</meta:editing-cycles>
    <meta:generator>OpenOffice.org/3.1$Win32 OpenOffice.org_project/310m11$Build-9399</meta:generator>
    <meta:document-statistic meta:table-count="3" meta:cell-count="44" meta:object-count="0"/>
  </office:meta>
</office:document-meta>
</file>